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E0000002AEA0A87BEDD012A7B3.png" manifest:media-type="image/png"/>
  <manifest:file-entry manifest:full-path="Pictures/10000201000007C5000007C51A8B805DF5542F4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enturyGothic1" svg:font-family="CenturyGothic"/>
    <style:font-face style:name="TimesNewRoman1" svg:font-family="TimesNewRoman"/>
    <style:font-face style:name="Arial" svg:font-family="Arial" style:font-pitch="variable"/>
    <style:font-face style:name="CenturyGothic" svg:font-family="CenturyGothic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1.057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0.63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3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8.73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054cm" fo:min-width="2.45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5.89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56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638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269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5.3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5.11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33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6.3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643cm" fo:min-width="5.65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3.97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3.87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5.903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34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007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79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045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5.603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5.31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.52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883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578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30pt" style:font-size-asian="30pt" style:font-size-complex="30pt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10.8000001907349pt" style:font-size-asian="10.8000001907349pt" style:font-size-complex="10.8000001907349pt"/>
    </style:style>
    <style:style style:name="P7" style:family="paragraph">
      <loext:graphic-properties draw:fill="none"/>
      <style:text-properties fo:font-size="24pt" style:font-size-asian="24pt" style:font-size-complex="24pt"/>
    </style:style>
    <style:style style:name="P8" style:family="paragraph">
      <loext:graphic-properties draw:fill="none"/>
      <style:text-properties fo:font-size="50pt" style:font-size-asian="50pt" style:font-size-complex="50pt"/>
    </style:style>
    <style:style style:name="P9" style:family="paragraph">
      <loext:graphic-properties draw:fill="none"/>
      <style:text-properties fo:font-size="20pt" style:font-size-asian="20pt" style:font-size-complex="20pt"/>
    </style:style>
    <style:style style:name="T1" style:family="text">
      <style:text-properties fo:color="#000000" style:font-name="TimesNewRoman1" fo:font-size="12pt" style:font-size-asian="12pt" style:font-name-complex="TimesNewRoman1" style:font-size-complex="12pt"/>
    </style:style>
    <style:style style:name="T2" style:family="text">
      <style:text-properties fo:color="#000000" style:font-name="CenturyGothic1" fo:font-size="30pt" style:font-size-asian="30pt" style:font-name-complex="CenturyGothic1" style:font-size-complex="30pt"/>
    </style:style>
    <style:style style:name="T3" style:family="text">
      <style:text-properties fo:color="#44546a" style:font-name="CenturyGothic1" fo:font-size="18pt" fo:font-weight="bold" style:font-size-asian="18pt" style:font-name-complex="CenturyGothic1" style:font-size-complex="18pt" style:font-weight-complex="bold"/>
    </style:style>
    <style:style style:name="T4" style:family="text">
      <style:text-properties fo:color="#000000" style:font-name="Arial1" fo:font-size="10.8000001907349pt" style:font-size-asian="10.8000001907349pt" style:font-name-complex="Arial1" style:font-size-complex="10.8000001907349pt"/>
    </style:style>
    <style:style style:name="T5" style:family="text">
      <style:text-properties fo:color="#000000" style:font-name="CenturyGothic1" fo:font-size="24pt" fo:font-weight="bold" style:font-size-asian="24pt" style:font-name-complex="CenturyGothic1" style:font-size-complex="24pt" style:font-weight-complex="bold"/>
    </style:style>
    <style:style style:name="T6" style:family="text">
      <style:text-properties fo:color="#a7a5a6" style:font-name="CenturyGothic1" fo:font-size="50pt" fo:font-weight="bold" style:font-size-asian="50pt" style:font-name-complex="CenturyGothic1" style:font-size-complex="50pt" style:font-weight-complex="bold"/>
    </style:style>
    <style:style style:name="T7" style:family="text">
      <style:text-properties fo:color="#000000" style:font-name="CenturyGothic1" fo:font-size="20pt" fo:font-weight="bold" style:font-size-asian="20pt" style:font-name-complex="CenturyGothic1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71cm" svg:x="2.545cm" svg:y="26.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8cm" svg:y="26.22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.057cm" svg:height="1.233cm" svg:x="2.545cm" svg:y="2.63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.057cm" svg:height="1.233cm" svg:x="10.8cm" svg:y="3.93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634cm" svg:height="0.738cm" svg:x="18.42cm" svg:y="19.8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634cm" svg:height="0.738cm" svg:x="10.8cm" svg:y="20.43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634cm" svg:height="0.738cm" svg:x="10.8cm" svg:y="21.20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634cm" svg:height="0.738cm" svg:x="2.545cm" svg:y="21.98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634cm" svg:height="0.738cm" svg:x="10.8cm" svg:y="22.76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5.239cm" svg:height="15.239cm" svg:x="3.38cm" svg:y="3.06cm">
          <draw:image xlink:href="Pictures/10000201000007C5000007C51A8B805DF5542F40.png" xlink:type="simple" xlink:show="embed" xlink:actuate="onLoad" loext:mime-type="image/png">
            <text:p/>
          </draw:image>
        </draw:frame>
        <draw:frame draw:style-name="gr4" draw:text-style-name="P5" draw:layer="layout" svg:width="5.231cm" svg:height="4.874cm" svg:x="8.184cm" svg:y="20.21cm">
          <draw:image xlink:href="Pictures/10000201000002E0000002AEA0A87BEDD012A7B3.png" xlink:type="simple" xlink:show="embed" xlink:actuate="onLoad" loext:mime-type="image/png">
            <text:p/>
          </draw:image>
        </draw:frame>
        <draw:frame draw:style-name="gr5" draw:text-style-name="P6" draw:layer="layout" svg:width="0.38cm" svg:height="0.424cm" svg:x="13.416cm" svg:y="24.458cm">
          <draw:text-box>
            <text:p text:style-name="P1"><text:span text:style-name="T4"><text:s/></text:span></text:p>
          </draw:text-box>
        </draw:frame>
      </draw:page>
      <draw:page draw:name="page2" draw:style-name="dp1" draw:master-page-name="master-page28">
        <draw:frame draw:style-name="gr6" draw:text-style-name="P7" draw:layer="layout" svg:width="8.735cm" svg:height="0.987cm" svg:x="2.117cm" svg:y="1.966cm">
          <draw:text-box>
            <text:p text:style-name="P1"><text:span text:style-name="T5">Bootstrap Konular</text:span></text:p>
          </draw:text-box>
        </draw:frame>
        <draw:frame draw:style-name="gr7" draw:text-style-name="P8" draw:layer="layout" svg:width="2.457cm" svg:height="2.054cm" svg:x="2.152cm" svg:y="5.02cm">
          <draw:text-box>
            <text:p text:style-name="P1"><text:span text:style-name="T6">01</text:span></text:p>
          </draw:text-box>
        </draw:frame>
        <draw:frame draw:style-name="gr8" draw:text-style-name="P9" draw:layer="layout" svg:width="5.891cm" svg:height="0.822cm" svg:x="5.168cm" svg:y="5.332cm">
          <draw:text-box>
            <text:p text:style-name="P1"><text:span text:style-name="T7">Bilgisayar</text:span></text:p>
          </draw:text-box>
        </draw:frame>
        <draw:frame draw:style-name="gr9" draw:text-style-name="P9" draw:layer="layout" svg:width="4.566cm" svg:height="0.822cm" svg:x="5.168cm" svg:y="6.108cm">
          <draw:text-box>
            <text:p text:style-name="P1"><text:span text:style-name="T7">Oyunları ve</text:span></text:p>
          </draw:text-box>
        </draw:frame>
        <draw:frame draw:style-name="gr10" draw:text-style-name="P9" draw:layer="layout" svg:width="4.638cm" svg:height="0.822cm" svg:x="5.168cm" svg:y="6.884cm">
          <draw:text-box>
            <text:p text:style-name="P1"><text:span text:style-name="T7">Koordinat </text:span></text:p>
          </draw:text-box>
        </draw:frame>
        <draw:frame draw:style-name="gr11" draw:text-style-name="P9" draw:layer="layout" svg:width="4.269cm" svg:height="0.822cm" svg:x="5.168cm" svg:y="7.66cm">
          <draw:text-box>
            <text:p text:style-name="P1"><text:span text:style-name="T7">Düzlemleri</text:span></text:p>
          </draw:text-box>
        </draw:frame>
        <draw:frame draw:style-name="gr7" draw:text-style-name="P8" draw:layer="layout" svg:width="2.457cm" svg:height="2.054cm" svg:x="2.152cm" svg:y="9.123cm">
          <draw:text-box>
            <text:p text:style-name="P1"><text:span text:style-name="T6">02</text:span></text:p>
          </draw:text-box>
        </draw:frame>
        <draw:frame draw:style-name="gr12" draw:text-style-name="P9" draw:layer="layout" svg:width="5.34cm" svg:height="0.822cm" svg:x="5.168cm" svg:y="9.311cm">
          <draw:text-box>
            <text:p text:style-name="P1"><text:span text:style-name="T7">Sözleşmeler, </text:span></text:p>
          </draw:text-box>
        </draw:frame>
        <draw:frame draw:style-name="gr13" draw:text-style-name="P9" draw:layer="layout" svg:width="5.116cm" svg:height="0.822cm" svg:x="5.168cm" svg:y="10.087cm">
          <draw:text-box>
            <text:p text:style-name="P1"><text:span text:style-name="T7">Metinler ve</text:span></text:p>
          </draw:text-box>
        </draw:frame>
        <draw:frame draw:style-name="gr14" draw:text-style-name="P9" draw:layer="layout" svg:width="4.333cm" svg:height="0.822cm" svg:x="5.168cm" svg:y="10.863cm">
          <draw:text-box>
            <text:p text:style-name="P1"><text:span text:style-name="T7">Görüntüler</text:span></text:p>
          </draw:text-box>
        </draw:frame>
        <draw:frame draw:style-name="gr7" draw:text-style-name="P8" draw:layer="layout" svg:width="2.457cm" svg:height="2.054cm" svg:x="2.152cm" svg:y="13.166cm">
          <draw:text-box>
            <text:p text:style-name="P1"><text:span text:style-name="T6">03</text:span></text:p>
          </draw:text-box>
        </draw:frame>
        <draw:frame draw:style-name="gr7" draw:text-style-name="P8" draw:layer="layout" svg:width="2.457cm" svg:height="2.054cm" svg:x="2.152cm" svg:y="17.187cm">
          <draw:text-box>
            <text:p text:style-name="P1"><text:span text:style-name="T6">04</text:span></text:p>
          </draw:text-box>
        </draw:frame>
        <draw:frame draw:style-name="gr15" draw:text-style-name="P9" draw:layer="layout" svg:width="6.31cm" svg:height="0.822cm" svg:x="4.968cm" svg:y="13.554cm">
          <draw:text-box>
            <text:p text:style-name="P1"><text:span text:style-name="T7">Tanımlamalara </text:span></text:p>
          </draw:text-box>
        </draw:frame>
        <draw:frame draw:style-name="gr16" draw:text-style-name="P9" draw:layer="layout" svg:width="5.658cm" svg:height="1.643cm" svg:x="5.168cm" svg:y="17.428cm">
          <draw:text-box>
            <text:p text:style-name="P1"><text:span text:style-name="T7">Tasarım </text:span><text:span text:style-name="T7"><text:line-break/></text:span><text:span text:style-name="T7">Reçetesi</text:span></text:p>
          </draw:text-box>
        </draw:frame>
        <draw:frame draw:style-name="gr7" draw:text-style-name="P8" draw:layer="layout" svg:width="2.457cm" svg:height="2.054cm" svg:x="11.271cm" svg:y="13.166cm">
          <draw:text-box>
            <text:p text:style-name="P1"><text:span text:style-name="T6">08</text:span></text:p>
          </draw:text-box>
        </draw:frame>
        <draw:frame draw:style-name="gr17" draw:text-style-name="P9" draw:layer="layout" svg:width="3.977cm" svg:height="0.822cm" svg:x="14.323cm" svg:y="13.354cm">
          <draw:text-box>
            <text:p text:style-name="P1"><text:span text:style-name="T7">Çarpışma </text:span></text:p>
          </draw:text-box>
        </draw:frame>
        <draw:frame draw:style-name="gr18" draw:text-style-name="P9" draw:layer="layout" svg:width="3.876cm" svg:height="0.822cm" svg:x="14.323cm" svg:y="14.13cm">
          <draw:text-box>
            <text:p text:style-name="P1"><text:span text:style-name="T7">Tespiti</text:span></text:p>
          </draw:text-box>
        </draw:frame>
        <draw:frame draw:style-name="gr7" draw:text-style-name="P8" draw:layer="layout" svg:width="2.457cm" svg:height="2.054cm" svg:x="11.271cm" svg:y="17.349cm">
          <draw:text-box>
            <text:p text:style-name="P1"><text:span text:style-name="T6">09</text:span></text:p>
          </draw:text-box>
        </draw:frame>
        <draw:frame draw:style-name="gr7" draw:text-style-name="P8" draw:layer="layout" svg:width="2.457cm" svg:height="2.054cm" svg:x="11.271cm" svg:y="21.477cm">
          <draw:text-box>
            <text:p text:style-name="P1"><text:span text:style-name="T6">10</text:span></text:p>
          </draw:text-box>
        </draw:frame>
        <draw:frame draw:style-name="gr19" draw:text-style-name="P9" draw:layer="layout" svg:width="5.903cm" svg:height="0.822cm" svg:x="14.323cm" svg:y="17.976cm">
          <draw:text-box>
            <text:p text:style-name="P1"><text:span text:style-name="T7">Açılış Hazırlığı </text:span></text:p>
          </draw:text-box>
        </draw:frame>
        <draw:frame draw:style-name="gr20" draw:text-style-name="P9" draw:layer="layout" svg:width="4.341cm" svg:height="0.822cm" svg:x="14.323cm" svg:y="21.503cm">
          <draw:text-box>
            <text:p text:style-name="P1"><text:span text:style-name="T7">Ekstra </text:span></text:p>
          </draw:text-box>
        </draw:frame>
        <draw:frame draw:style-name="gr21" draw:text-style-name="P9" draw:layer="layout" svg:width="4.007cm" svg:height="0.822cm" svg:x="14.323cm" svg:y="22.279cm">
          <draw:text-box>
            <text:p text:style-name="P1"><text:span text:style-name="T7">Kaynaklar</text:span></text:p>
          </draw:text-box>
        </draw:frame>
        <draw:frame draw:style-name="gr7" draw:text-style-name="P8" draw:layer="layout" svg:width="2.457cm" svg:height="2.054cm" svg:x="11.271cm" svg:y="9.123cm">
          <draw:text-box>
            <text:p text:style-name="P1"><text:span text:style-name="T6">07</text:span></text:p>
          </draw:text-box>
        </draw:frame>
        <draw:frame draw:style-name="gr22" draw:text-style-name="P9" draw:layer="layout" svg:width="4.798cm" svg:height="0.822cm" svg:x="14.323cm" svg:y="9.311cm">
          <draw:text-box>
            <text:p text:style-name="P1"><text:span text:style-name="T7">Koşullu </text:span></text:p>
          </draw:text-box>
        </draw:frame>
        <draw:frame draw:style-name="gr23" draw:text-style-name="P9" draw:layer="layout" svg:width="4.045cm" svg:height="0.822cm" svg:x="14.323cm" svg:y="10.087cm">
          <draw:text-box>
            <text:p text:style-name="P1"><text:span text:style-name="T7">Dallanma</text:span></text:p>
          </draw:text-box>
        </draw:frame>
        <draw:frame draw:style-name="gr7" draw:text-style-name="P8" draw:layer="layout" svg:width="2.457cm" svg:height="2.054cm" svg:x="11.271cm" svg:y="5.143cm">
          <draw:text-box>
            <text:p text:style-name="P1"><text:span text:style-name="T6">06</text:span></text:p>
          </draw:text-box>
        </draw:frame>
        <draw:frame draw:style-name="gr24" draw:text-style-name="P9" draw:layer="layout" svg:width="5.603cm" svg:height="0.822cm" svg:x="14.323cm" svg:y="5.208cm">
          <draw:text-box>
            <text:p text:style-name="P1"><text:span text:style-name="T7">Fonksiyonlara</text:span></text:p>
          </draw:text-box>
        </draw:frame>
        <draw:frame draw:style-name="gr25" draw:text-style-name="P9" draw:layer="layout" svg:width="5.315cm" svg:height="0.822cm" svg:x="14.323cm" svg:y="5.985cm">
          <draw:text-box>
            <text:p text:style-name="P1"><text:span text:style-name="T7">Karşılaştırma</text:span></text:p>
          </draw:text-box>
        </draw:frame>
        <draw:frame draw:style-name="gr7" draw:text-style-name="P8" draw:layer="layout" svg:width="2.457cm" svg:height="2.054cm" svg:x="2.152cm" svg:y="21.315cm">
          <draw:text-box>
            <text:p text:style-name="P1"><text:span text:style-name="T6">05</text:span></text:p>
          </draw:text-box>
        </draw:frame>
        <draw:frame draw:style-name="gr26" draw:text-style-name="P9" draw:layer="layout" svg:width="2.521cm" svg:height="0.822cm" svg:x="5.168cm" svg:y="21.503cm">
          <draw:text-box>
            <text:p text:style-name="P1"><text:span text:style-name="T7">Oyun </text:span></text:p>
          </draw:text-box>
        </draw:frame>
        <draw:frame draw:style-name="gr27" draw:text-style-name="P9" draw:layer="layout" svg:width="4.883cm" svg:height="0.822cm" svg:x="5.168cm" svg:y="22.279cm">
          <draw:text-box>
            <text:p text:style-name="P1"><text:span text:style-name="T7">Animasyonu</text:span></text:p>
          </draw:text-box>
        </draw:frame>
        <draw:frame draw:style-name="gr15" draw:text-style-name="P9" draw:layer="layout" svg:width="6.31cm" svg:height="0.822cm" svg:x="4.957cm" svg:y="14.454cm">
          <draw:text-box>
            <text:p text:style-name="P1"><text:span text:style-name="T7">Giriş </text:span></text:p>
          </draw:text-box>
        </draw:frame>
        <draw:frame draw:style-name="gr24" draw:text-style-name="P9" draw:layer="layout" svg:width="5.603cm" svg:height="0.822cm" svg:x="14.323cm" svg:y="5.208cm">
          <draw:text-box>
            <text:p text:style-name="P1"><text:span text:style-name="T7">Fonksiyonlara</text:span></text:p>
          </draw:text-box>
        </draw:frame>
        <draw:frame draw:style-name="gr28" draw:text-style-name="P9" draw:layer="layout" svg:width="4.578cm" svg:height="0.822cm" svg:x="14.258cm" svg:y="6.782cm">
          <draw:text-box>
            <text:p text:style-name="P1"><text:span text:style-name="T7">Yaptırmayı</text:span></text:p>
          </draw:text-box>
        </draw:frame>
        <draw:frame draw:style-name="gr28" draw:text-style-name="P9" draw:layer="layout" svg:width="4.578cm" svg:height="0.822cm" svg:x="14.323cm" svg:y="7.508cm">
          <draw:text-box>
            <text:p text:style-name="P1"><text:span text:style-name="T7">Öğreteli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enturyGothic1" svg:font-family="CenturyGothic"/>
    <style:font-face style:name="TimesNewRoman1" svg:font-family="TimesNewRoman"/>
    <style:font-face style:name="Arial" svg:font-family="Arial" style:font-pitch="variable"/>
    <style:font-face style:name="CenturyGothic" svg:font-family="CenturyGothic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7-20T11:31:24.633280828</dc:date>
    <meta:editing-duration>PT59M8S</meta:editing-duration>
    <meta:editing-cycles>14</meta:editing-cycles>
    <meta:generator>LibreOffice/6.2.5.2$Linux_X86_64 LibreOffice_project/20$Build-2</meta:generator>
    <meta:document-statistic meta:object-count="47"/>
  </office:meta>
</office:document-meta>
</file>